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732e3" officeooo:paragraph-rsid="001732e3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officeooo:rsid="001732e3" officeooo:paragraph-rsid="001732e3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5f6368" style:font-name="Roboto" fo:font-size="9pt" fo:letter-spacing="normal" fo:font-style="normal"/>
    </style:style>
    <style:style style:name="T2" style:family="text">
      <style:text-properties fo:font-variant="normal" fo:text-transform="none" fo:color="#5f6368" style:font-name="Roboto" fo:font-size="9pt" fo:letter-spacing="normal" fo:font-style="normal" fo:font-weight="normal"/>
    </style:style>
    <style:style style:name="T3" style:family="text">
      <style:text-properties fo:font-variant="normal" fo:text-transform="none" fo:color="#5f6368" style:font-name="Roboto" fo:font-size="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5f6368" style:font-name="Roboto" fo:letter-spacing="normal" fo:font-style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4">AssignmentsOnSchema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Design a database schema for railway ticket booking using the E-R model and design tables accordingly using the relationship model. The necessary information is given below :</text:span><text:line-break/><text:line-break/><text:span text:style-name="T2">Entities : Train, Ticket, Customer</text:span><text:line-break/><text:span text:style-name="T2">Ticket can be reserved or unreserved.</text:span><text:line-break/><text:span text:style-name="T2">Each reserved ticket must correspond to a train and a customer.</text:span><text:line-break/><text:span text:style-name="T2">Each unreserved ticket must correspond to a customer.</text:span><text:line-break/><text:span text:style-name="T2">A customer cannot be in two trains at the same time.</text:span><text:line-break/><text:span text:style-name="T2">Assume columns accordingly and mention primary keys, weak and strong entities.</text:span></text:p>
      <text:p text:style-name="P1"><text:span text:style-name="T2"/></text:p>
      <text:p text:style-name="P1"><text:span text:style-name="T2"/></text:p>
      <text:p text:style-name="P2"><text:span text:style-name="T3">Solution</text:span><text:span text:style-name="T2">- </text:span><text:a xlink:type="simple" xlink:href="https://app.sqldbm.com/MySQL/Edit/p209164/" text:style-name="Internet_20_link" text:visited-style-name="Visited_20_Internet_20_Link">https://app.sqldbm.com/MySQL/Edit/p209164/</text:a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Design a database schema for a hotel booking agency using the E-R model and design tables accordingly using the relationship model. The necessary information is given below :<text:line-break/><text:line-break/>Entities : Hotel, Customer<text:line-break/>Customer can be first time user or loyal customer.<text:line-break/>Customer can book from only only hotel at a time. A hotel can have many customers.<text:line-break/><text:line-break/>Assume columns accordingly and mention primary keys, weak and strong entities.<text:line-break/></text:span></text:p>
      <text:p text:style-name="P2"><text:span text:style-name="T3">Solution</text:span><text:span text:style-name="T2">- </text:span><text:a xlink:type="simple" xlink:href="https://app.sqldbm.com/MySQL/Edit/p209175/" text:style-name="Internet_20_link" text:visited-style-name="Visited_20_Internet_20_Link">https://app.sqldbm.com/MySQL/Edit/p209175/</text:a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Design a database schema for an e-commerce app using the E-R model and design tables accordingly using the relationship model. The necessary information is given below :<text:line-break/><text:line-break/>Entities : Supplier, Customer, Items, Order<text:line-break/>Every item should correspond to a supplier. One supplier can have more than one items.<text:line-break/>A customer can have one order at the same time. One order can have multiple items from multiple brands.<text:line-break/><text:line-break/>Assume columns accordingly and mention primary keys, weak and strong entities.</text:span></text:p>
      <text:p text:style-name="P2"><text:span text:style-name="T2"/></text:p>
      <text:p text:style-name="P2"><text:span text:style-name="T2"/></text:p>
      <text:p text:style-name="P2"><text:span text:style-name="T3">Solution</text:span><text:span text:style-name="T2">- </text:span><text:a xlink:type="simple" xlink:href="https://app.sqldbm.com/MySQL/Edit/p209178/" text:style-name="Internet_20_link" text:visited-style-name="Visited_20_Internet_20_Link">https://app.sqldbm.com/MySQL/Edit/p209178/</text:a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Design a database schema for a movie and tv series database using the E-R model and design tables accordingly using the relationship model. The necessary information is given below :<text:line-break/><text:line-break/>Entities : Movie, Actors, TV series<text:line-break/>A TV series or a movie must have an actor. An actor can act in both.<text:line-break/><text:line-break/>Assume columns accordingly and mention primary keys, weak and strong entities.</text:span></text:p>
      <text:p text:style-name="P2"><text:span text:style-name="T2"/></text:p>
      <text:p text:style-name="P2"><text:span text:style-name="T2"/></text:p>
      <text:p text:style-name="P2"><text:span text:style-name="T3">Solution</text:span><text:span text:style-name="T2">- </text:span><text:a xlink:type="simple" xlink:href="https://app.sqldbm.com/MySQL/Edit/p209190/" text:style-name="Internet_20_link" text:visited-style-name="Visited_20_Internet_20_Link">https://app.sqldbm.com/MySQL/Edit/p209190/</text:a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Design a database schema for a banking app using the E-R model and design tables accordingly using the relationship model. The necessary information is given below :<text:line-break/><text:line-break/>Entities : Accounts, Customer, Branches<text:line-break/>Each customer must have an account. Joint accounts are allowed.<text:line-break/>A customer can have multiple accounts in different branch, but not in same branch.<text:line-break/>A branch can have many accounts.<text:line-break/><text:line-break/>Assume columns accordingly and mention primary keys, weak and strong entities.</text:span></text:p>
      <text:p text:style-name="P2"><text:span text:style-name="T2"/></text:p>
      <text:p text:style-name="P2"><text:span text:style-name="T2"/></text:p>
      <text:p text:style-name="P2"><text:span text:style-name="T3">Solution</text:span><text:span text:style-name="T2">- </text:span><text:a xlink:type="simple" xlink:href="https://app.sqldbm.com/MySQL/Edit/p209199" text:style-name="Internet_20_link" text:visited-style-name="Visited_20_Internet_20_Link">https://app.sqldbm.com/MySQL/Edit/p209199</text:a><text:span text:style-name="T2">#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8:25:49.879139822</meta:creation-date>
    <dc:date>2022-03-31T18:31:50.368606669</dc:date>
    <meta:editing-duration>PT6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372" meta:character-count="2513" meta:non-whitespace-character-count="2142"/>
  </office:meta>
</office:document-meta>
</file>